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6" style:family="table">
      <style:table-properties style:width="16.999cm" style:rel-width="100%" table:align="left"/>
    </style:style>
    <style:style style:name="Tabela26.A" style:family="table-column">
      <style:table-column-properties style:column-width="16.999cm" style:rel-column-width="65535*"/>
    </style:style>
    <style:style style:name="Tabela26.A1" style:family="table-cell">
      <style:table-cell-properties style:vertical-align="middle" fo:padding="0.049cm" fo:border="0.035cm solid #808080"/>
    </style:style>
    <style:style style:name="Tabela27" style:family="table">
      <style:table-properties style:width="16.999cm" style:rel-width="100%" table:align="left"/>
    </style:style>
    <style:style style:name="Tabela27.A" style:family="table-column">
      <style:table-column-properties style:column-width="16.999cm" style:rel-column-width="65535*"/>
    </style:style>
    <style:style style:name="Tabela27.A1" style:family="table-cell">
      <style:table-cell-properties style:vertical-align="middle" fo:padding="0.049cm" fo:border="0.035cm solid #808080"/>
    </style:style>
    <style:style style:name="Tabela28" style:family="table">
      <style:table-properties style:width="16.999cm" style:rel-width="100%" table:align="left"/>
    </style:style>
    <style:style style:name="Tabela28.A" style:family="table-column">
      <style:table-column-properties style:column-width="16.999cm" style:rel-column-width="65535*"/>
    </style:style>
    <style:style style:name="Tabela28.A1" style:family="table-cell">
      <style:table-cell-properties style:vertical-align="middle" fo:padding="0.049cm" fo:border="0.035cm solid #808080"/>
    </style:style>
    <style:style style:name="Tabela29" style:family="table">
      <style:table-properties style:width="16.999cm" style:rel-width="100%" table:align="left"/>
    </style:style>
    <style:style style:name="Tabela29.A" style:family="table-column">
      <style:table-column-properties style:column-width="16.999cm" style:rel-column-width="65535*"/>
    </style:style>
    <style:style style:name="Tabela29.A1" style:family="table-cell">
      <style:table-cell-properties style:vertical-align="middle" fo:padding="0.049cm" fo:border="0.035cm solid #808080"/>
    </style:style>
    <style:style style:name="Tabela30" style:family="table">
      <style:table-properties style:width="16.999cm" style:rel-width="100%" table:align="left"/>
    </style:style>
    <style:style style:name="Tabela30.A" style:family="table-column">
      <style:table-column-properties style:column-width="16.999cm" style:rel-column-width="65535*"/>
    </style:style>
    <style:style style:name="Tabela30.A1" style:family="table-cell">
      <style:table-cell-properties style:vertical-align="middle" fo:padding="0.049cm" fo:border="0.035cm solid #808080"/>
    </style:style>
    <style:style style:name="Tabela31" style:family="table">
      <style:table-properties style:width="16.999cm" style:rel-width="100%" table:align="left"/>
    </style:style>
    <style:style style:name="Tabela31.A" style:family="table-column">
      <style:table-column-properties style:column-width="16.999cm" style:rel-column-width="65535*"/>
    </style:style>
    <style:style style:name="Tabela31.A1" style:family="table-cell">
      <style:table-cell-properties style:vertical-align="middle" fo:padding="0.049cm" fo:border="0.035cm solid #808080"/>
    </style:style>
    <style:style style:name="Tabela32" style:family="table">
      <style:table-properties style:width="16.999cm" style:rel-width="100%" table:align="left"/>
    </style:style>
    <style:style style:name="Tabela32.A" style:family="table-column">
      <style:table-column-properties style:column-width="16.999cm" style:rel-column-width="65535*"/>
    </style:style>
    <style:style style:name="Tabela32.A1" style:family="table-cell">
      <style:table-cell-properties style:vertical-align="middle" fo:padding="0.049cm" fo:border="0.035cm solid #808080"/>
    </style:style>
    <style:style style:name="Tabela33" style:family="table">
      <style:table-properties style:width="16.999cm" style:rel-width="100%" table:align="left"/>
    </style:style>
    <style:style style:name="Tabela33.A" style:family="table-column">
      <style:table-column-properties style:column-width="16.999cm" style:rel-column-width="65535*"/>
    </style:style>
    <style:style style:name="Tabela33.A1" style:family="table-cell">
      <style:table-cell-properties style:vertical-align="middle" fo:padding="0.049cm" fo:border="0.035cm solid #808080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Text_20_body" style:list-style-name="L13"/>
    <style:style style:name="P8" style:family="paragraph" style:parent-style-name="Text_20_body" style:list-style-name="L14"/>
    <style:style style:name="P9" style:family="paragraph" style:parent-style-name="Text_20_body" style:list-style-name="L15"/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10">
      <style:paragraph-properties fo:margin-top="0cm" fo:margin-bottom="0cm"/>
    </style:style>
    <style:style style:name="P15" style:family="paragraph" style:parent-style-name="Text_20_body" style:list-style-name="L11">
      <style:paragraph-properties fo:margin-top="0cm" fo:margin-bottom="0cm"/>
    </style:style>
    <style:style style:name="P16" style:family="paragraph" style:parent-style-name="Text_20_body" style:list-style-name="L12">
      <style:paragraph-properties fo:margin-top="0cm" fo:margin-bottom="0cm"/>
    </style:style>
    <style:style style:name="P17" style:family="paragraph" style:parent-style-name="Text_20_body" style:list-style-name="L13">
      <style:paragraph-properties fo:margin-top="0cm" fo:margin-bottom="0cm"/>
    </style:style>
    <style:style style:name="P18" style:family="paragraph" style:parent-style-name="Text_20_body" style:list-style-name="L14">
      <style:paragraph-properties fo:margin-top="0cm" fo:margin-bottom="0cm"/>
    </style:style>
    <style:style style:name="P19" style:family="paragraph" style:parent-style-name="Text_20_body" style:list-style-name="L15">
      <style:paragraph-properties fo:margin-top="0cm" fo:margin-bottom="0cm"/>
    </style:style>
    <style:style style:name="P20" style:family="paragraph" style:parent-style-name="Text_20_body" style:list-style-name="L16">
      <style:paragraph-properties fo:margin-top="0cm" fo:margin-bottom="0cm"/>
    </style:style>
    <style:style style:name="P21" style:family="paragraph" style:parent-style-name="Text_20_body" style:list-style-name="L17">
      <style:paragraph-properties fo:margin-top="0cm" fo:margin-bottom="0cm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 text:is-list-header="true">PHP Filter</text:h>
      <text:p text:style-name="Text_20_body">PHP filters are used to validate and filter data coming from insecure sources, like user input.</text:p>
      <text:p text:style-name="Horizontal_20_Line"/>
      <text:h text:style-name="Heading_20_2" text:outline-level="2" text:is-list-header="true">What is a PHP Filter? </text:h>
      <text:p text:style-name="Text_20_body">A PHP filter is used to validate and filter data coming from insecure sources.</text:p>
      <text:p text:style-name="Text_20_body">To test, validate and filter user input or custom data is an important part of any web application.</text:p>
      <text:p text:style-name="Text_20_body">The PHP filter extension is designed to make data filtering easier and quicker.</text:p>
      <text:p text:style-name="Horizontal_20_Line"/>
      <text:h text:style-name="Heading_20_2" text:outline-level="2" text:is-list-header="true">Why use a Filter?</text:h>
      <text:p text:style-name="Text_20_body">Almost all web applications depend on external input. Usually this comes from a user or another application (like a web service). By using filters you can be sure your application gets the correct input type.</text:p>
      <text:p text:style-name="P2">You should always filter all external data!</text:p>
      <text:p text:style-name="Text_20_body">Input filtering is one of the most important application security issues.</text:p>
      <text:p text:style-name="Text_20_body">Quais são os dados externos?</text:p>
      <text:list xml:id="list1759903759" text:style-name="L1">
        <text:list-item>
          <text:p text:style-name="P13">Input data from a form </text:p>
        </text:list-item>
        <text:list-item>
          <text:p text:style-name="P13">Cookies </text:p>
        </text:list-item>
        <text:list-item>
          <text:p text:style-name="P13">Web services data </text:p>
        </text:list-item>
        <text:list-item>
          <text:p text:style-name="P13">Server variables </text:p>
        </text:list-item>
        <text:list-item>
          <text:p text:style-name="P3">Database query results </text:p>
        </text:list-item>
      </text:list>
      <text:p text:style-name="Horizontal_20_Line"/>
      <text:h text:style-name="Heading_20_2" text:outline-level="2" text:is-list-header="true">Functions and Filters</text:h>
      <text:p text:style-name="Text_20_body">To filter a variable, use one of the following filter functions:</text:p>
      <text:list xml:id="list871093242" text:style-name="L10">
        <text:list-item>
          <text:p text:style-name="P14">filter_var() - Filters a single variable with a specified filter </text:p>
        </text:list-item>
        <text:list-item>
          <text:p text:style-name="P14">filter_var_array() - Filter several variables with the same or different filters </text:p>
        </text:list-item>
        <text:list-item>
          <text:p text:style-name="P14">filter_input - Get one input variable and filter it </text:p>
        </text:list-item>
        <text:list-item>
          <text:p text:style-name="P4">filter_input_array - Get several input variables and filter them with the same or different filters </text:p>
        </text:list-item>
      </text:list>
      <text:p text:style-name="Text_20_body">In the example below, we validate an integer using the filter_var() function:</text:p>
      <text:p text:style-name="P1"><text:bookmark text:name="table13"/></text:p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reformatted_20_Text">&lt;?php</text:p>
            <text:p text:style-name="P23">$int = 123;</text:p>
            <text:p text:style-name="Preformatted_20_Text">if(!filter_var($int, FILTER_VALIDATE_INT))</text:p>
            <text:p text:style-name="Preformatted_20_Text"><text:s/>{</text:p>
            <text:p text:style-name="Preformatted_20_Text"><text:s/>echo("Integer is not valid");</text:p>
            <text:p text:style-name="Preformatted_20_Text"><text:s/>}</text:p>
            <text:p text:style-name="Preformatted_20_Text">else</text:p>
            <text:p text:style-name="Preformatted_20_Text"><text:s/>{</text:p>
            <text:p text:style-name="Preformatted_20_Text"><text:soft-page-break/><text:s/>echo("Integer is valid");</text:p>
            <text:p text:style-name="Preformatted_20_Text"><text:s/>}</text:p>
            <text:p text:style-name="P23">?&gt;</text:p>
          </table:table-cell>
        </table:table-row>
      </table:table>
      <text:p text:style-name="Text_20_body">The code above uses the "FILTER_VALIDATE_INT"  filter to filter the variable. Since the integer is valid, the output of the code above will be: "Integer is valid".</text:p>
      <text:p text:style-name="Text_20_body">If we try with a variable that is not an integer (like "123abc"), the output will be: "Integer is not valid".</text:p>
      <text:p text:style-name="Text_20_body">For a complete list of functions and filters, visit our <text:a xlink:type="simple" xlink:href="http://www.w3schools.com/PHP/php_ref_filter.asp">PHP Filter Reference.</text:a></text:p>
      <text:p text:style-name="Horizontal_20_Line"/>
      <text:h text:style-name="Heading_20_2" text:outline-level="2" text:is-list-header="true">Validating and Sanitizing</text:h>
      <text:p text:style-name="Text_20_body">There are two kinds of filters:</text:p>
      <text:p text:style-name="Text_20_body">Validating filters:</text:p>
      <text:list xml:id="list308478396" text:style-name="L11">
        <text:list-item>
          <text:p text:style-name="P15">Are used to validate user input </text:p>
        </text:list-item>
        <text:list-item>
          <text:p text:style-name="P15">Strict format rules (like URL or E-Mail validating) </text:p>
        </text:list-item>
        <text:list-item>
          <text:p text:style-name="P5">Returns the expected type on success or FALSE on failure </text:p>
        </text:list-item>
      </text:list>
      <text:p text:style-name="Text_20_body">Sanitizing filters:</text:p>
      <text:list xml:id="list564292015" text:style-name="L12">
        <text:list-item>
          <text:p text:style-name="P16">Are used to allow or disallow specified characters in a string </text:p>
        </text:list-item>
        <text:list-item>
          <text:p text:style-name="P16">No data format rules </text:p>
        </text:list-item>
        <text:list-item>
          <text:p text:style-name="P6">Always return the string </text:p>
        </text:list-item>
      </text:list>
      <text:p text:style-name="Horizontal_20_Line"/>
      <text:h text:style-name="Heading_20_2" text:outline-level="2" text:is-list-header="true">Options and Flags</text:h>
      <text:p text:style-name="Text_20_body">Options and flags are used to add additional filtering options to the specified filters.</text:p>
      <text:p text:style-name="Text_20_body">Different filters have different options and flags. </text:p>
      <text:p text:style-name="Text_20_body">In the example below, we validate an integer using the filter_var() and the "min_range" and "max_range" options:</text:p>
      <text:p text:style-name="P1"><text:bookmark text:name="table14"/></text:p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reformatted_20_Text">&lt;?php</text:p>
            <text:p text:style-name="P23">$var=300;</text:p>
            <text:p text:style-name="Preformatted_20_Text">$int_options = array(</text:p>
            <text:p text:style-name="Preformatted_20_Text">"options"=&gt;array</text:p>
            <text:p text:style-name="Preformatted_20_Text"><text:s/>(</text:p>
            <text:p text:style-name="Preformatted_20_Text"><text:s/>"min_range"=&gt;0,</text:p>
            <text:p text:style-name="Preformatted_20_Text"><text:s/>"max_range"=&gt;256</text:p>
            <text:p text:style-name="Preformatted_20_Text"><text:s/>)</text:p>
            <text:p text:style-name="P23">);</text:p>
            <text:p text:style-name="Preformatted_20_Text">if(!filter_var($var, FILTER_VALIDATE_INT, $int_options))</text:p>
            <text:p text:style-name="Preformatted_20_Text"><text:s/>{</text:p>
            <text:p text:style-name="Preformatted_20_Text"><text:s/>echo("Integer is not valid");</text:p>
            <text:p text:style-name="Preformatted_20_Text"><text:s/>}</text:p>
            <text:p text:style-name="Preformatted_20_Text">else</text:p>
            <text:p text:style-name="Preformatted_20_Text"><text:s/>{</text:p>
            <text:p text:style-name="Preformatted_20_Text"><text:s/>echo("Integer is valid");</text:p>
            <text:p text:style-name="Preformatted_20_Text"><text:s/>}</text:p>
            <text:p text:style-name="P23"><text:soft-page-break/>?&gt;</text:p>
          </table:table-cell>
        </table:table-row>
      </table:table>
      <text:p text:style-name="Text_20_body">Like the code above, options must be put in an associative array with the name "options". If a flag is used it does not need to be in an array.</text:p>
      <text:p text:style-name="Text_20_body">Since the integer is "300" it is not in the specified range, and the output of the code above will be: "Integer is not valid".</text:p>
      <text:p text:style-name="Text_20_body">For a complete list of functions and filters, visit our <text:a xlink:type="simple" xlink:href="http://www.w3schools.com/PHP/php_ref_filter.asp">PHP Filter Reference.</text:a> Check each filter to see what options and flags are available.</text:p>
      <text:p text:style-name="Horizontal_20_Line"/>
      <text:h text:style-name="Heading_20_2" text:outline-level="2" text:is-list-header="true">Validate Input</text:h>
      <text:p text:style-name="Text_20_body">Let's try validating input from a form.</text:p>
      <text:p text:style-name="Text_20_body">The first thing we need to do is to confirm that the input data we are looking for exists.</text:p>
      <text:p text:style-name="Text_20_body">Then we filter the input data using the filter_input() function.</text:p>
      <text:p text:style-name="Text_20_body">In the example below, the input variable "email" is sent to the PHP page:</text:p>
      <text:p text:style-name="P1"><text:bookmark text:name="table31"/></text:p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reformatted_20_Text">&lt;?php</text:p>
            <text:p text:style-name="Preformatted_20_Text">if(!filter_has_var(INPUT_GET, "email"))</text:p>
            <text:p text:style-name="Preformatted_20_Text"><text:s/>{</text:p>
            <text:p text:style-name="Preformatted_20_Text"><text:s/>echo("Input type does not exist");</text:p>
            <text:p text:style-name="Preformatted_20_Text"><text:s/>}</text:p>
            <text:p text:style-name="Preformatted_20_Text">else</text:p>
            <text:p text:style-name="Preformatted_20_Text"><text:s/>{</text:p>
            <text:p text:style-name="Preformatted_20_Text"><text:s/>if (!filter_input(INPUT_GET, "email", FILTER_VALIDATE_EMAIL))</text:p>
            <text:p text:style-name="Preformatted_20_Text"><text:s text:c="2"/>{</text:p>
            <text:p text:style-name="Preformatted_20_Text"><text:s text:c="2"/>echo "E-Mail is not valid";</text:p>
            <text:p text:style-name="Preformatted_20_Text"><text:s text:c="2"/>}</text:p>
            <text:p text:style-name="Preformatted_20_Text"><text:s/>else</text:p>
            <text:p text:style-name="Preformatted_20_Text"><text:s text:c="2"/>{</text:p>
            <text:p text:style-name="Preformatted_20_Text"><text:s text:c="2"/>echo "E-Mail is valid";</text:p>
            <text:p text:style-name="Preformatted_20_Text"><text:s text:c="2"/>}</text:p>
            <text:p text:style-name="Preformatted_20_Text"><text:s/>}</text:p>
            <text:p text:style-name="P23">?&gt;</text:p>
          </table:table-cell>
        </table:table-row>
      </table:table>
      <text:h text:style-name="Heading_20_2" text:outline-level="2" text:is-list-header="true">Example Explained</text:h>
      <text:p text:style-name="Text_20_body">The example above has an input (email) sent to it using the "GET" method:</text:p>
      <text:list xml:id="list1595022554" text:style-name="L13">
        <text:list-item>
          <text:p text:style-name="P17">Check if an "email" input variable of the "GET" type exist </text:p>
        </text:list-item>
        <text:list-item>
          <text:p text:style-name="P7">If the input variable exists, check if it is a valid e-mail address </text:p>
        </text:list-item>
      </text:list>
      <text:p text:style-name="Horizontal_20_Line"/>
      <text:h text:style-name="Heading_20_2" text:outline-level="2" text:is-list-header="true">Sanitize Input</text:h>
      <text:p text:style-name="Text_20_body">Let's try cleaning up an URL sent from a form.</text:p>
      <text:p text:style-name="Text_20_body">First we confirm that the input data we are looking for exists.</text:p>
      <text:p text:style-name="Text_20_body">Then we sanitize the input data using the filter_input() function.</text:p>
      <text:p text:style-name="Text_20_body">In the example below, the input variable "url" is sent to the PHP page:</text:p>
      <text:p text:style-name="P1"><text:bookmark text:name="table51"/></text:p>
      <table:table table:name="Tabela29" table:style-name="Tabela29">
        <table:table-column table:style-name="Tabela29.A"/>
        <text:soft-page-break/>
        <table:table-row>
          <table:table-cell table:style-name="Tabela29.A1" office:value-type="string">
            <text:p text:style-name="Preformatted_20_Text">&lt;?php</text:p>
            <text:p text:style-name="Preformatted_20_Text">if(!filter_has_var(INPUT_POST, "url"))</text:p>
            <text:p text:style-name="Preformatted_20_Text"><text:s/>{</text:p>
            <text:p text:style-name="Preformatted_20_Text"><text:s/>echo("Input type does not exist");</text:p>
            <text:p text:style-name="Preformatted_20_Text"><text:s/>}</text:p>
            <text:p text:style-name="Preformatted_20_Text">else</text:p>
            <text:p text:style-name="Preformatted_20_Text"><text:s/>{</text:p>
            <text:p text:style-name="Preformatted_20_Text"><text:s/>$url = filter_input(INPUT_POST, </text:p>
            <text:p text:style-name="Preformatted_20_Text"><text:s/>"url", FILTER_SANITIZE_URL);</text:p>
            <text:p text:style-name="Preformatted_20_Text"><text:s/>}</text:p>
            <text:p text:style-name="P23">?&gt;</text:p>
          </table:table-cell>
        </table:table-row>
      </table:table>
      <text:h text:style-name="Heading_20_2" text:outline-level="2" text:is-list-header="true">Example Explained</text:h>
      <text:p text:style-name="Text_20_body">The example above has an input (url) sent to it using the "POST" method:</text:p>
      <text:list xml:id="list306210820" text:style-name="L14">
        <text:list-item>
          <text:p text:style-name="P18">Check if the "url" input of the "POST" type exists </text:p>
        </text:list-item>
        <text:list-item>
          <text:p text:style-name="P8">If the input variable exists, sanitize (take away invalid characters) and store it in the $url variable </text:p>
        </text:list-item>
      </text:list>
      <text:p text:style-name="Text_20_body">If the input variable is a string like this "http://www.W3ååSchøøools.com/", the $url variable after the sanitizing will look like this:</text:p>
      <text:p text:style-name="P1"><text:bookmark text:name="table16"/></text:p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23">http://www.W3Schools.com/</text:p>
          </table:table-cell>
        </table:table-row>
      </table:table>
      <text:p text:style-name="P12"/>
      <text:p text:style-name="Horizontal_20_Line"/>
      <text:h text:style-name="Heading_20_2" text:outline-level="2" text:is-list-header="true">Filter Multiple Inputs</text:h>
      <text:p text:style-name="Text_20_body">A form almost always consist of more than one input field. To avoid calling the filter_var or filter_input functions over and over, we can use the filter_var_array or the filter_input_array functions.</text:p>
      <text:p text:style-name="Text_20_body">In this example we use the filter_input_array() function to filter three GET variables. The received GET variables is a name, an age and an e-mail address:</text:p>
      <text:p text:style-name="P1"><text:bookmark text:name="table12"/></text:p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reformatted_20_Text">&lt;?php</text:p>
            <text:p text:style-name="Preformatted_20_Text">$filters = array</text:p>
            <text:p text:style-name="Preformatted_20_Text"><text:s/>(</text:p>
            <text:p text:style-name="Preformatted_20_Text"><text:s/>"name" =&gt; array</text:p>
            <text:p text:style-name="Preformatted_20_Text"><text:s text:c="2"/>(</text:p>
            <text:p text:style-name="Preformatted_20_Text"><text:s text:c="2"/>"filter"=&gt;FILTER_SANITIZE_STRING</text:p>
            <text:p text:style-name="Preformatted_20_Text"><text:s text:c="2"/>),</text:p>
            <text:p text:style-name="Preformatted_20_Text"><text:s/>"age" =&gt; array</text:p>
            <text:p text:style-name="Preformatted_20_Text"><text:s text:c="2"/>(</text:p>
            <text:p text:style-name="Preformatted_20_Text"><text:s text:c="2"/>"filter"=&gt;FILTER_VALIDATE_INT,</text:p>
            <text:p text:style-name="Preformatted_20_Text"><text:s text:c="2"/>"options"=&gt;array</text:p>
            <text:p text:style-name="Preformatted_20_Text"><text:s text:c="3"/>(</text:p>
            <text:p text:style-name="Preformatted_20_Text"><text:s text:c="3"/>"min_range"=&gt;1,</text:p>
            <text:p text:style-name="Preformatted_20_Text"><text:s text:c="3"/>"max_range"=&gt;120</text:p>
            <text:p text:style-name="Preformatted_20_Text"><text:s text:c="3"/>)</text:p>
            <text:p text:style-name="Preformatted_20_Text"><text:s text:c="2"/>),</text:p>
            <text:p text:style-name="Preformatted_20_Text"><text:s/>"email"=&gt; FILTER_VALIDATE_EMAIL,</text:p>
            <text:p text:style-name="P23"><text:s/>);</text:p>
            <text:p text:style-name="P23"><text:soft-page-break/>$result = filter_input_array(INPUT_GET, $filters);</text:p>
            <text:p text:style-name="Preformatted_20_Text">if (!$result["age"])</text:p>
            <text:p text:style-name="Preformatted_20_Text"><text:s/>{</text:p>
            <text:p text:style-name="Preformatted_20_Text"><text:s/>echo("Age must be a number between 1 and 120.&lt;br /&gt;");</text:p>
            <text:p text:style-name="Preformatted_20_Text"><text:s/>}</text:p>
            <text:p text:style-name="Preformatted_20_Text">elseif(!$result["email"])</text:p>
            <text:p text:style-name="Preformatted_20_Text"><text:s/>{</text:p>
            <text:p text:style-name="Preformatted_20_Text"><text:s/>echo("E-Mail is not valid.&lt;br /&gt;");</text:p>
            <text:p text:style-name="Preformatted_20_Text"><text:s/>}</text:p>
            <text:p text:style-name="Preformatted_20_Text">else</text:p>
            <text:p text:style-name="Preformatted_20_Text"><text:s/>{</text:p>
            <text:p text:style-name="Preformatted_20_Text"><text:s/>echo("User input is valid");</text:p>
            <text:p text:style-name="Preformatted_20_Text"><text:s/>}</text:p>
            <text:p text:style-name="P23">?&gt;</text:p>
          </table:table-cell>
        </table:table-row>
      </table:table>
      <text:h text:style-name="Heading_20_2" text:outline-level="2" text:is-list-header="true">Example Explained</text:h>
      <text:p text:style-name="Text_20_body">The example above has three inputs (name, age and email) sent to it using the "GET" method:</text:p>
      <text:list xml:id="list958507727" text:style-name="L15">
        <text:list-item>
          <text:p text:style-name="P19">Set an array containing the name of input variables and the filters used on the specified input variables </text:p>
        </text:list-item>
        <text:list-item>
          <text:p text:style-name="P19">Call the filter_input_array() function with the GET input variables and the array we just set </text:p>
        </text:list-item>
        <text:list-item>
          <text:p text:style-name="P9">Check the "age" and "email" variables in the $result variable for invalid inputs. (If any of the input variables are invalid, that input variable will be FALSE after the filter_input_array() function) </text:p>
        </text:list-item>
      </text:list>
      <text:p text:style-name="Text_20_body">The second parameter of the filter_input_array() function can be an array or a single filter ID.</text:p>
      <text:p text:style-name="Text_20_body">If the parameter is a single filter ID all values in the input array are filtered by the specified filter.</text:p>
      <text:p text:style-name="Text_20_body">If the parameter is an array it must follow these rules:</text:p>
      <text:list xml:id="list1254419203" text:style-name="L16">
        <text:list-item>
          <text:p text:style-name="P20">Must be an associative array containing an input variable as an array key (like the "age" input variable) </text:p>
        </text:list-item>
        <text:list-item>
          <text:p text:style-name="P10">The array value must be a filter ID or an array specifying the filter, flags and options </text:p>
        </text:list-item>
      </text:list>
      <text:p text:style-name="Horizontal_20_Line"/>
      <text:h text:style-name="Heading_20_2" text:outline-level="2" text:is-list-header="true">Using Filter Callback</text:h>
      <text:p text:style-name="Text_20_body">It is possible to call a user defined function and use it as a filter using the FILTER_CALLBACK filter. This way, we have full control of the data filtering.</text:p>
      <text:p text:style-name="Text_20_body">You can create your own user defined function or use an existing PHP function</text:p>
      <text:p text:style-name="Text_20_body">The function you wish to use to filter is specified the same way as an option is specified. In an associative array with the name "options"</text:p>
      <text:p text:style-name="Text_20_body">In the example below, we use a user created function to convert all  "_" to whitespaces:</text:p>
      <text:p text:style-name="P1"><text:bookmark text:name="table81"/></text:p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reformatted_20_Text">&lt;?php</text:p>
            <text:p text:style-name="Preformatted_20_Text">function convertSpace($string)</text:p>
            <text:p text:style-name="Preformatted_20_Text">{</text:p>
            <text:p text:style-name="Preformatted_20_Text">return str_replace("_", " ", $string);</text:p>
            <text:p text:style-name="Preformatted_20_Text">}</text:p>
            <text:p text:style-name="Preformatted_20_Text"/>
            <text:p text:style-name="Preformatted_20_Text">$string = "Peter_is_a_great_guy!";</text:p>
            <text:p text:style-name="Preformatted_20_Text"/>
            <text:p text:style-name="Preformatted_20_Text"><text:soft-page-break/>echo filter_var($string, FILTER_CALLBACK,</text:p>
            <text:p text:style-name="Preformatted_20_Text">array("options"=&gt;"convertSpace"));</text:p>
            <text:p text:style-name="P23">?&gt;</text:p>
          </table:table-cell>
        </table:table-row>
      </table:table>
      <text:p text:style-name="Text_20_body">The result from the code above should look like this:</text:p>
      <text:p text:style-name="P1"><text:bookmark text:name="table17"/></text:p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23">Peter is a great guy!</text:p>
          </table:table-cell>
        </table:table-row>
      </table:table>
      <text:h text:style-name="Heading_20_2" text:outline-level="2" text:is-list-header="true">Example Explained</text:h>
      <text:p text:style-name="Text_20_body">The example above converts all "_" to whitespaces:</text:p>
      <text:list xml:id="list326657927" text:style-name="L17">
        <text:list-item>
          <text:p text:style-name="P21">Create a function to replace "_" to whitespaces </text:p>
        </text:list-item>
        <text:list-item>
          <text:p text:style-name="P11">Call the filter_var() function with the FILTER_CALLBACK filter and an array containing our function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5T13:45:06</meta:creation-date>
    <meta:document-statistic meta:table-count="8" meta:image-count="0" meta:object-count="0" meta:page-count="6" meta:paragraph-count="185" meta:word-count="1216" meta:character-count="7355"/>
    <dc:date>2009-10-05T13:46:58</dc:date>
    <meta:editing-duration>PT00H01M52S</meta:editing-duration>
    <meta:editing-cycles>1</meta:editing-cycles>
    <meta:generator>OpenOffice.org/3.0$Linux OpenOffice.org_project/300m15$Build-9379</meta:generator>
  </office:meta>
</office:document-meta>
</file>